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yvvgbb" style:family="text">
      <style:text-properties style:font-name="Calibri" style:font-name-complex="Calibri" fo:font-weight="bold" style:font-weight-asian="bold" style:font-weight-complex="bold" fo:color="#0E2841" fo:letter-spacing="0.0006in" fo:font-size="18pt" style:font-size-asian="18pt" style:font-size-complex="18pt" fo:background-color="#FFFFFF" fo:language="en" fo:country="US"/>
    </style:style>
    <style:style style:name="T3" style:parent-style-name="Fonteparág.padrão" style:family="text">
      <style:text-properties style:font-name="Calibri" style:font-name-complex="Calibri" fo:font-weight="bold" style:font-weight-asian="bold" style:font-weight-complex="bold" fo:color="#0E2841" fo:font-size="18pt" style:font-size-asian="18pt" style:font-size-complex="18pt" fo:language="en" fo:country="US"/>
    </style:style>
    <style:style style:name="P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0E2841" fo:font-size="18pt" style:font-size-asian="18pt" style:font-size-complex="18pt" fo:language="en" fo:country="US"/>
    </style:style>
    <style:style style:name="T5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 fo:language="en" fo:country="US"/>
    </style:style>
    <style:style style:name="T6" style:parent-style-name="Fonteparág.padrão" style:family="text">
      <style:text-properties style:font-name="Calibri" style:font-name-complex="Calibri" fo:font-size="12pt" style:font-size-asian="12pt" style:font-size-complex="12pt" fo:language="en" fo:country="US"/>
    </style:style>
    <style:style style:name="T7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 fo:language="en" fo:country="US"/>
    </style:style>
    <style:style style:name="T8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 fo:language="en" fo:country="US"/>
    </style:style>
    <style:style style:name="T9" style:parent-style-name="Fonteparág.padrão" style:family="text">
      <style:text-properties style:font-name="Calibri" style:font-name-complex="Calibri" fo:font-size="12pt" style:font-size-asian="12pt" style:font-size-complex="12pt" fo:language="en" fo:country="US"/>
    </style:style>
    <style:style style:name="P10" style:parent-style-name="Normal" style:family="paragraph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1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2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4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1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6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7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8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0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2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22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T23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Fonteparág.padrão" style:family="text">
      <style:text-properties style:font-name="Calibri" style:font-name-complex="Calibri" fo:color="#0E2841" fo:font-size="12pt" style:font-size-asian="12pt" style:font-size-complex="12pt"/>
    </style:style>
    <style:style style:name="T2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6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7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8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29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T30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3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32" style:parent-style-name="Hyperlink" style:family="text">
      <style:text-properties style:font-name="Calibri" style:font-name-complex="Calibri" fo:font-size="12pt" style:font-size-asian="12pt" style:font-size-complex="12pt"/>
    </style:style>
    <style:style style:name="T3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34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3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36" style:parent-style-name="Hyperlink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a xlink:href="https://classroom.google.com/u/2/c/NjI4MjM1MTAxNDQ5" office:target-frame-name="_top" xlink:show="replace"><text:span text:style-name="T2">Software Product: Analysis, Specification, Projec</text:span></text:a><text:span text:style-name="T3">t</text:span></text:p>
      <text:p text:style-name="P4"/>
      <text:p text:style-name="Normal"><text:span text:style-name="T5">Nome do Projeto:<text:s/></text:span><text:span text:style-name="T6">ActionStore E-commerce</text:span><text:span text:style-name="T7"><text:line-break/></text:span><text:span text:style-name="T8">Turma:<text:s/></text:span><text:span text:style-name="T9">EAD – ADS 5A</text:span></text:p>
      <text:p text:style-name="P10">Integrantes do Grupo:</text:p>
      <text:p text:style-name="Normal"><text:span text:style-name="T11">Guilherme Cavalaro Marques <text:s text:c="3"/></text:span><text:span text:style-name="T12"><text:tab/></text:span><text:span text:style-name="T13"><text:tab/></text:span><text:span text:style-name="T14">RA</text:span><text:span text:style-name="T15">: 2201179</text:span><text:span text:style-name="T16"><text:line-break/></text:span><text:span text:style-name="T17">Danilo Augusto Ferreira Pascoalino</text:span><text:span text:style-name="T18"><text:tab/></text:span><text:span text:style-name="T19"><text:tab/></text:span><text:span text:style-name="T20">RA</text:span><text:span text:style-name="T21">: 2201181</text:span></text:p>
      <text:p text:style-name="P22"/>
      <text:p text:style-name="Normal"><text:span text:style-name="T23">Descrição do projeto:</text:span><text:span text:style-name="T24"><text:s/></text:span><text:span text:style-name="T25"><text:line-break/></text:span><text:span text:style-name="T26">O projeto tem<text:s/></text:span><text:span text:style-name="T27">como objetivo a criação de um website destinado ao e-commerce de action figures (figuras de bonecos personalizados). O Website em sua conclusão deverá conter uma home, uma página de produtos, uma página de cadastro de clientes, uma página de carrinho de compras e uma página de contato.<text:s/></text:span><text:span text:style-name="T28">Por se tratar de uma espécie de e-commerce que trabalha com dropshipping os produtos adicionados ao carrinho deverão ser armazenados em LocalStorage, pois não haverá estoque.</text:span></text:p>
      <text:p text:style-name="P29"/>
      <text:p text:style-name="Normal"><text:span text:style-name="T30">Link do board no Github</text:span><text:span text:style-name="T31">:<text:s/></text:span><text:a xlink:href="https://github.com/users/GuiiCMarques/projects/2" office:target-frame-name="_top" xlink:show="replace"><text:span text:style-name="T32">https://github.com/users/GuiiCMarques/projects/2</text:span></text:a><text:span text:style-name="T33"><text:line-break/></text:span><text:span text:style-name="T34">Link do código no Github</text:span><text:span text:style-name="T35">:<text:s/></text:span><text:a xlink:href="https://github.com/GuiiCMarques/ActionStore" office:target-frame-name="_top" xlink:show="replace"><text:span text:style-name="T36">https://github.com/GuiiCMarques/ActionStore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yvvgbb" style:display-name="yvvgbb" style:family="text" style:parent-style-name="Fonteparág.padrão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ilherme Cavalaro Marques</meta:initial-creator>
    <dc:creator>Guilherme Cavalaro Marques</dc:creator>
    <meta:creation-date>2024-03-01T10:06:00Z</meta:creation-date>
    <dc:date>2024-03-09T21:07:00Z</dc:date>
    <meta:template xlink:href="Normal" xlink:type="simple"/>
    <meta:editing-cycles>6</meta:editing-cycles>
    <meta:editing-duration>PT3120S</meta:editing-duration>
    <meta:document-statistic meta:page-count="1" meta:paragraph-count="2" meta:word-count="166" meta:character-count="1065" meta:row-count="7" meta:non-whitespace-character-count="901"/>
  </office:meta>
</office:document-meta>
</file>